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54734" officeooo:paragraph-rsid="00054734"/>
    </style:style>
    <style:style style:name="P4" style:family="paragraph" style:parent-style-name="Standard">
      <style:paragraph-properties fo:text-align="start" style:justify-single-word="false"/>
      <style:text-properties officeooo:rsid="000a6e87" officeooo:paragraph-rsid="000a6e87"/>
    </style:style>
    <style:style style:name="P5" style:family="paragraph" style:parent-style-name="Preformatted_20_Text">
      <style:paragraph-properties fo:text-align="start" style:justify-single-word="false"/>
      <style:text-properties officeooo:rsid="00054734" officeooo:paragraph-rsid="00054734"/>
    </style:style>
    <style:style style:name="P6" style:family="paragraph" style:parent-style-name="Preformatted_20_Text">
      <style:paragraph-properties fo:text-align="start" style:justify-single-word="false"/>
      <style:text-properties officeooo:rsid="000a6e87" officeooo:paragraph-rsid="00054734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8f72c" officeooo:paragraph-rsid="0008f72c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a6e87" officeooo:paragraph-rsid="000a6e87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1" style:family="paragraph" style:parent-style-name="Standard">
      <style:paragraph-properties fo:text-align="center" style:justify-single-word="false"/>
      <style:text-properties officeooo:rsid="00024c7b"/>
    </style:style>
    <style:style style:name="P12" style:family="paragraph" style:parent-style-name="Standard">
      <style:paragraph-properties fo:text-align="start" style:justify-single-word="false"/>
      <style:text-properties officeooo:rsid="000a6e87" officeooo:paragraph-rsid="000a6e87"/>
    </style:style>
    <style:style style:name="P13" style:family="paragraph" style:parent-style-name="Standard">
      <style:paragraph-properties fo:text-align="start" style:justify-single-word="false"/>
      <style:text-properties officeooo:rsid="000a6e87" officeooo:paragraph-rsid="000daea8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officeooo:rsid="000a7b05" officeooo:paragraph-rsid="000a7b05"/>
    </style:style>
    <style:style style:name="P1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rsid="0008f72c" officeooo:paragraph-rsid="0008f72c"/>
    </style:style>
    <style:style style:name="P17" style:family="paragraph" style:parent-style-name="Preformatted_20_Text">
      <style:paragraph-properties fo:text-align="start" style:justify-single-word="false"/>
      <style:text-properties officeooo:rsid="000a6e87" officeooo:paragraph-rsid="000a6e87"/>
    </style:style>
    <style:style style:name="P18" style:family="paragraph" style:parent-style-name="Preformatted_20_Text">
      <style:paragraph-properties fo:text-align="start" style:justify-single-word="false"/>
      <style:text-properties officeooo:rsid="000a6e87" officeooo:paragraph-rsid="000daea8"/>
    </style:style>
    <style:style style:name="P19" style:family="paragraph" style:parent-style-name="Preformatted_20_Text">
      <style:paragraph-properties fo:text-align="start" style:justify-single-word="false"/>
      <style:text-properties fo:font-weight="bold" officeooo:rsid="000c67fe" officeooo:paragraph-rsid="000c67fe" style:font-weight-asian="bold" style:font-weight-complex="bold"/>
    </style:style>
    <style:style style:name="T1" style:family="text">
      <style:text-properties officeooo:rsid="00054734"/>
    </style:style>
    <style:style style:name="T2" style:family="text">
      <style:text-properties fo:color="#c0c0c0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000000" fo:font-style="italic"/>
    </style:style>
    <style:style style:name="T6" style:family="text">
      <style:text-properties fo:color="#000000" officeooo:rsid="000b7b5c"/>
    </style:style>
    <style:style style:name="T7" style:family="text">
      <style:text-properties fo:color="#808000"/>
    </style:style>
    <style:style style:name="T8" style:family="text">
      <style:text-properties fo:color="#800080"/>
    </style:style>
    <style:style style:name="T9" style:family="text">
      <style:text-properties fo:color="#008000"/>
    </style:style>
    <style:style style:name="T10" style:family="text">
      <style:text-properties officeooo:rsid="0008e7cf"/>
    </style:style>
    <style:style style:name="T11" style:family="text">
      <style:text-properties officeooo:rsid="000a6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Qt笔记</text:p>
      <text:p text:style-name="P1"/>
      <text:p text:style-name="P2">一个例子<text:span text:style-name="T1">：拖拽图片到QLabel上并显示</text:span></text:p>
      <text:p text:style-name="P3"><text:a xlink:type="simple" xlink:href="http://www.cppblog.com/biao/archive/2011/10/23/158940.html">http://www.cppblog.com/biao/archive/2011/10/23/158940.html</text:a></text:p>
      <text:p text:style-name="P3"/>
      <text:p text:style-name="P3">让图片随桌面变化大小</text:p>
      <text:p text:style-name="P5"><text:span text:style-name="T3">ui</text:span><text:span text:style-name="T4">-&gt;</text:span><text:span text:style-name="T3">label_4</text:span><text:span text:style-name="T4">-&gt;setScaledContents(</text:span><text:span text:style-name="T7">true</text:span><text:span text:style-name="T4">);</text:span></text:p>
      <text:p text:style-name="P10"><text:span text:style-name="T3">ui</text:span><text:span text:style-name="T4">-&gt;</text:span><text:span text:style-name="T3">label_4</text:span><text:span text:style-name="T4">-&gt;setPixmap(</text:span><text:span text:style-name="T8">QPixmap</text:span><text:span text:style-name="T4">(</text:span><text:span text:style-name="T9">"./image/bg.png"</text:span><text:span text:style-name="T4">));</text:span></text:p>
      <text:p text:style-name="P10"/>
      <text:p text:style-name="P10"/>
      <text:p text:style-name="P10">缩放图片使其跟<text:span text:style-name="T10">label一样大小</text:span></text:p>
      <text:p text:style-name="P10"><text:span text:style-name="T8">QPixmap</text:span><text:span text:style-name="T2"> </text:span><text:span text:style-name="T4">pixmap(</text:span><text:span text:style-name="T9">"./image/sign-check-icon.png"</text:span><text:span text:style-name="T4">);</text:span></text:p>
      <text:p text:style-name="P10"><text:span text:style-name="T8">QPixmap</text:span><text:span text:style-name="T2"> </text:span><text:span text:style-name="T4">fitpixmap=pixmap.scaled(</text:span><text:span text:style-name="T3">ui</text:span><text:span text:style-name="T4">-&gt;</text:span><text:span text:style-name="T3">label_isright_name</text:span><text:span text:style-name="T4">-&gt;width(),</text:span><text:span text:style-name="T2"> </text:span><text:span text:style-name="T3">ui</text:span><text:span text:style-name="T4">-&gt;</text:span><text:span text:style-name="T3">label_isright_name</text:span><text:span text:style-name="T4">-&gt;height(),</text:span><text:span text:style-name="T2"> </text:span><text:span text:style-name="T8">Qt</text:span><text:span text:style-name="T4">::</text:span><text:span text:style-name="T8">IgnoreAspectRatio</text:span><text:span text:style-name="T4">,</text:span><text:span text:style-name="T2"> </text:span><text:span text:style-name="T8">Qt</text:span><text:span text:style-name="T4">::</text:span><text:span text:style-name="T8">SmoothTransformation</text:span><text:span text:style-name="T4">);</text:span></text:p>
      <text:p text:style-name="P7"><text:span text:style-name="T3">ui</text:span><text:span text:style-name="T4">-&gt;</text:span><text:span text:style-name="T3">label_isright_name</text:span><text:span text:style-name="T4">-&gt;setPixmap(fitpixmap);</text:span></text:p>
      <text:p text:style-name="P8"><text:a xlink:type="simple" xlink:href="http://www.bkjia.com/webzh/978628.html"><text:span text:style-name="T4">http://www.bkjia.com/webzh/978628.html</text:span></text:a></text:p>
      <text:p text:style-name="P13">还有一种设置图片方式</text:p>
      <text:p text:style-name="P18"><text:span text:style-name="T2"><text:s text:c="4"/></text:span><text:span text:style-name="T9">//设置背景图</text:span></text:p>
      <text:p text:style-name="P10"><text:span text:style-name="T2"><text:s text:c="4"/></text:span><text:span text:style-name="T3">dlg_pro</text:span><text:span text:style-name="T4">-&gt;setAutoFillBackground(</text:span><text:span text:style-name="T7">true</text:span><text:span text:style-name="T4">);</text:span></text:p>
      <text:p text:style-name="P10"><text:span text:style-name="T2"><text:s text:c="4"/></text:span><text:span text:style-name="T8">QPalette</text:span><text:span text:style-name="T2"> </text:span><text:span text:style-name="T4">palette;</text:span></text:p>
      <text:p text:style-name="P10"><text:span text:style-name="T2"><text:s text:c="4"/></text:span><text:span text:style-name="T4">palette.setBrush(</text:span><text:span text:style-name="T3">dlg_pro</text:span><text:span text:style-name="T4">-&gt;backgroundRole(),</text:span><text:span text:style-name="T8">QBrush</text:span><text:span text:style-name="T4">(</text:span><text:span text:style-name="T8">QPixmap</text:span><text:span text:style-name="T4">(</text:span><text:span text:style-name="T9">"./img/bg.jpg"</text:span><text:span text:style-name="T4">)));</text:span></text:p>
      <text:p text:style-name="P10"><text:span text:style-name="T2"><text:s text:c="4"/></text:span><text:span text:style-name="T3">dlg_pro</text:span><text:span text:style-name="T4">-&gt;setPalette(palette);</text:span></text:p>
      <text:p text:style-name="P8"/>
      <text:p text:style-name="P8">设置<text:span text:style-name="T11">label顺序</text:span></text:p>
      <text:p text:style-name="P9"><text:a xlink:type="simple" xlink:href="http://wenku.baidu.com/view/4500d2c45fbfc77da269b1f4.html">http://wenku.baidu.com/view/4500d2c45fbfc77da269b1f4.html</text:a></text:p>
      <text:p text:style-name="P15">QMessageBox的使用</text:p>
      <text:p text:style-name="P6"><text:span text:style-name="T2"><text:s text:c="4"/></text:span><text:span text:style-name="T8">QMessageBox</text:span><text:span text:style-name="T2"> </text:span><text:span text:style-name="T4">box(</text:span><text:span text:style-name="T8">QMessageBox</text:span><text:span text:style-name="T4">::</text:span><text:span text:style-name="T8">NoIcon</text:span><text:span text:style-name="T4">,</text:span><text:span text:style-name="T9">"提示"</text:span><text:span text:style-name="T4">,</text:span><text:span text:style-name="T9">"域管理服务端安装完成，谢谢使用"</text:span><text:span text:style-name="T4">);</text:span></text:p>
      <text:p text:style-name="P10"><text:span text:style-name="T2"><text:s text:c="4"/></text:span><text:span text:style-name="T7">if</text:span><text:span text:style-name="T4">(</text:span><text:span text:style-name="T3">tag</text:span><text:span text:style-name="T4">==</text:span><text:span text:style-name="T8">progressDlg</text:span><text:span text:style-name="T4">::</text:span><text:span text:style-name="T8">del</text:span><text:span text:style-name="T4">)</text:span></text:p>
      <text:p text:style-name="P10"><text:span text:style-name="T2"><text:s text:c="8"/></text:span><text:span text:style-name="T4">box.setText(</text:span><text:span text:style-name="T9">"域管理服务端卸载完成，谢谢使用"</text:span><text:span text:style-name="T4">);</text:span></text:p>
      <text:p text:style-name="P10"><text:span text:style-name="T2"><text:s text:c="4"/></text:span><text:span text:style-name="T4">box.</text:span><text:span text:style-name="T5">exec</text:span><text:span text:style-name="T4">();</text:span></text:p>
      <text:p text:style-name="P7"><text:span text:style-name="T2"><text:s text:c="4"/></text:span><text:span text:style-name="T7">this</text:span><text:span text:style-name="T4">-&gt;close()</text:span><text:span text:style-name="T6">;</text:span></text:p>
      <text:p text:style-name="P4"/>
      <text:p text:style-name="P4">密码框设置为密码模式</text:p>
      <text:p text:style-name="P17"><text:span text:style-name="T2"><text:s text:c="4"/></text:span><text:span text:style-name="T3">ui</text:span><text:span text:style-name="T4">-&gt;</text:span><text:span text:style-name="T3">lineEdit_pswd</text:span><text:span text:style-name="T4">-&gt;setEchoMode(</text:span><text:span text:style-name="T8">QLineEdit</text:span><text:span text:style-name="T4">::</text:span><text:span text:style-name="T8">Password</text:span><text:span text:style-name="T4">);</text:span></text:p>
      <text:p text:style-name="P17"/>
      <text:p text:style-name="P17"/>
      <text:p text:style-name="P17"/>
      <text:p text:style-name="P19"><text:span text:style-name="T4">scrollbar 设置位置</text:span></text:p>
      <text:p text:style-name="P4">QscrollArea::verticalScrollBar()-&gt;setValue(QScrollArea::verticalScrollBar()-&gt;maximum());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2:37:35.437836141</meta:creation-date>
    <dc:date>2015-11-26T11:14:08.970803526</dc:date>
    <meta:editing-duration>PT21H30M45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141" meta:character-count="1081" meta:non-whitespace-character-count="1025"/>
  </office:meta>
</office:document-meta>
</file>